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B8000000C210A3DFD8.jpg" manifest:media-type=""/>
  <manifest:file-entry manifest:full-path="Pictures/10000000000000E2000000C57734C6C8.jpg" manifest:media-type=""/>
  <manifest:file-entry manifest:full-path="Pictures/10000000000000A3000000C26D5C004E.jpg" manifest:media-type=""/>
  <manifest:file-entry manifest:full-path="Pictures/100000000000013500000089E15E7905.png" manifest:media-type=""/>
  <manifest:file-entry manifest:full-path="Pictures/10000201000001D7000000781F74E9F2.png" manifest:media-type=""/>
  <manifest:file-entry manifest:full-path="Pictures/10000000000001730000009C76306B99.jpg" manifest:media-type=""/>
  <manifest:file-entry manifest:full-path="Pictures/100002010000010D0000006D0B847102.png" manifest:media-type=""/>
  <manifest:file-entry manifest:full-path="Pictures/10000201000000F7000000888A3B8851.png" manifest:media-type=""/>
  <manifest:file-entry manifest:full-path="Pictures/10000000000002AB000000A135825F8E.png" manifest:media-type=""/>
  <manifest:file-entry manifest:full-path="Pictures/1000000000000195000000478591C978.png" manifest:media-type=""/>
  <manifest:file-entry manifest:full-path="Pictures/100002010000004100000020B1E0FF3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3" svg:font-family="Arial"/>
    <style:font-face style:name="Arial Black1" svg:font-family="'Arial Black'"/>
    <style:font-face style:name="Mangal2" svg:font-family="Mangal"/>
    <style:font-face style:name="Arial4" svg:font-family="Arial" style:font-family-generic="swiss"/>
    <style:font-face style:name="Courier New2" svg:font-family="'Courier New'" style:font-family-generic="modern" style:font-pitch="fixed"/>
    <style:font-face style:name="Arial2" svg:font-family="Arial" style:font-pitch="variable"/>
    <style:font-face style:name="Arial Black" svg:font-family="'Arial Black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Mangal1" svg:font-family="Manga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2" svg:font-family="'Lohit Hindi'" style:font-family-generic="swiss" style:font-pitch="variable"/>
    <style:font-face style:name="Tahoma1" svg:font-family="Tahoma" style:font-family-generic="swiss" style:font-pitch="variable"/>
    <style:font-face style:name="Arial5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notes">
      <style:graphic-properties draw:stroke="none" svg:stroke-width="0cm" draw:fill="none" draw:fill-color="#ffffff" draw:textarea-vertical-align="top" draw:auto-grow-height="false" draw:fit-to-size="false" fo:min-height="12.793cm" fo:padding-top="0.131cm" fo:padding-bottom="0.131cm" fo:padding-left="0.262cm" fo:padding-right="0.262cm" fo:wrap-option="wrap"/>
    </style:style>
    <style:style style:name="pr3" style:family="presentation" style:parent-style-name="Titel_20_und_20_Inhalt-title">
      <style:graphic-properties fo:min-height="1.798cm"/>
    </style:style>
    <style:style style:name="pr4" style:family="presentation" style:parent-style-name="Titel_20_und_20_Inhalt-notes">
      <style:graphic-properties draw:fill-color="#ffffff" fo:min-height="12.792cm"/>
    </style:style>
    <style:style style:name="pr5" style:family="presentation" style:parent-style-name="Titel_20_und_20_Inhalt-title">
      <style:graphic-properties draw:stroke="none" svg:stroke-width="0.026cm" draw:stroke-linejoin="miter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8cm" fo:padding-top="0cm" fo:padding-bottom="0cm" fo:padding-left="0cm" fo:padding-right="0cm" fo:wrap-option="wrap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pr8" style:family="presentation" style:parent-style-name="Titel_20_und_20_Inhalt-notes">
      <style:graphic-properties draw:fill-color="#ffffff" fo:min-height="12.793cm"/>
    </style:style>
    <style:style style:name="pr9" style:family="presentation" style:parent-style-name="Titel_20_und_20_Inhalt-backgroundobjects" style:list-style-name="L4">
      <style:graphic-properties draw:stroke="none" svg:stroke-width="0cm" draw:fill="none" draw:fill-color="#ffffff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pr10" style:family="presentation" style:parent-style-name="Titel_20_und_20_Inhalt-backgroundobjects" style:list-style-name="L4">
      <style:graphic-properties draw:stroke="none" svg:stroke-width="0cm" draw:fill="none" draw:fill-color="#ffffff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pr11" style:family="presentation" style:parent-style-name="Titel_20_und_20_Inhalt-backgroundobjects" style:list-style-name="L4">
      <style:graphic-properties draw:stroke="none" svg:stroke-width="0cm" draw:fill="none" draw:fill-color="#ffffff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pr12" style:family="presentation" style:parent-style-name="Titel_20_und_20_Inhalt-backgroundobjects" style:list-style-name="L4">
      <style:graphic-properties draw:stroke="none" svg:stroke-width="0cm" draw:fill="none" draw:fill-color="#ffffff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 fo:line-height="100%" fo:text-align="start" style:punctuation-wrap="hanging"/>
    </style:style>
    <style:style style:name="P7" style:family="paragraph">
      <style:paragraph-properties fo:margin-left="0.736cm" fo:margin-right="0cm" fo:margin-top="0cm" fo:margin-bottom="0.212cm" fo:line-height="100%" fo:text-align="start" fo:text-indent="-0.735cm" style:punctuation-wrap="hanging">
        <style:tab-stops>
          <style:tab-stop style:position="0cm"/>
        </style:tab-stops>
      </style:paragraph-properties>
    </style:style>
    <style:style style:name="P8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simple"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style:font-name="Arial3" fo:font-size="48pt" fo:letter-spacing="normal" fo:font-style="normal" style:text-underline-style="none" fo:font-weight="bold" style:font-size-asian="48pt" style:font-style-asian="normal" style:font-weight-asian="bold" style:font-name-complex="Arial3" style:font-size-complex="48pt" style:font-style-complex="normal" style:font-weight-complex="bold"/>
    </style:style>
    <style:style style:name="T2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0000" style:text-line-through-style="none" fo:font-size="28pt" fo:letter-spacing="normal" fo:font-weight="bold" style:font-size-asian="28pt" style:font-weight-asian="bold" style:font-size-complex="28pt" style:font-weight-complex="bold"/>
    </style:style>
    <style:style style:name="T4" style:family="text">
      <style:text-properties fo:color="#000000" style:text-line-through-style="none" style:font-name="Arial1" fo:font-size="24pt" fo:letter-spacing="normal" fo:font-style="italic" style:text-underline-style="solid" style:text-underline-width="auto" style:text-underline-color="font-color" fo:font-weight="bold" style:font-size-asian="24pt" style:font-style-asian="italic" style:font-weight-asian="bold" style:font-name-complex="Arial1" style:font-size-complex="24pt" style:font-style-complex="italic" style:font-weight-complex="bold"/>
    </style:style>
    <style:style style:name="T5" style:family="text">
      <style:text-properties fo:color="#000000" style:text-line-through-style="none" style:font-name="Arial1" fo:font-size="24pt" fo:letter-spacing="normal" fo:font-style="normal" style:font-size-asian="24pt" style:font-style-asian="normal" style:font-name-complex="Arial1" style:font-size-complex="24pt" style:font-style-complex="normal"/>
    </style:style>
    <style:style style:name="T6" style:family="text">
      <style:text-properties fo:color="#000000" style:text-line-through-style="none" style:font-name="Arial1" fo:font-size="20pt" fo:letter-spacing="normal" fo:font-style="normal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7" style:family="text">
      <style:text-properties fo:color="#000000" style:text-line-through-style="none" style:font-name="Arial1" fo:font-size="9pt" fo:letter-spacing="normal" fo:font-style="normal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8" style:family="text">
      <style:text-properties fo:color="#000000" style:text-line-through-style="none" style:font-name="Arial1" fo:font-size="8pt" fo:letter-spacing="normal" fo:font-style="normal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9" style:family="text">
      <style:text-properties fo:color="#000000" style:text-outline="false" style:text-line-through-style="none" style:font-name="Arial1" fo:font-size="20pt" fo:letter-spacing="normal" fo:language="de" fo:country="DE" fo:font-style="normal" fo:text-shadow="none" style:text-underline-style="none" fo:font-weight="normal" style:letter-kerning="true" style:font-name-asian="DejaVu Sans" style:font-size-asian="20pt" style:language-asian="de" style:country-asian="DE" style:font-style-asian="normal" style:font-weight-asian="normal" style:font-name-complex="Arial1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font-name="Arial1" fo:font-size="24pt" fo:letter-spacing="normal" fo:language="de" fo:country="DE" fo:font-style="normal" fo:text-shadow="none" style:text-underline-style="none" fo:font-weight="bold" style:letter-kerning="true" style:font-name-asian="DejaVu Sans" style:font-size-asian="24pt" style:language-asian="de" style:country-asian="DE" style:font-style-asian="normal" style:font-weight-asian="bold" style:font-name-complex="Arial1" style:font-size-complex="24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line-through-style="none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12" style:family="text">
      <style:text-properties fo:color="#000000" style:text-line-through-style="none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3" style:family="text">
      <style:text-properties fo:color="#000000" style:text-outline="false" style:text-line-through-style="none" style:font-name="Arial1" fo:font-size="22pt" fo:letter-spacing="normal" fo:language="de" fo:country="DE" fo:font-style="normal" fo:text-shadow="none" style:text-underline-style="none" fo:font-weight="normal" style:letter-kerning="true" style:font-name-asian="DejaVu Sans" style:font-size-asian="22pt" style:language-asian="de" style:country-asian="DE" style:font-style-asian="normal" style:font-weight-asian="normal" style:font-name-complex="Arial1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line-through-style="none" style:font-name="Arial1" fo:font-size="22pt" fo:letter-spacing="normal" fo:font-style="normal" fo:font-weight="normal" style:font-size-asian="22pt" style:font-style-asian="normal" style:font-weight-asian="normal" style:font-name-complex="Arial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6.404cm" svg:height="3.738cm" svg:x="0.591cm" svg:y="10.983cm" presentation:class="title" presentation:user-transformed="true">
          <draw:text-box>
            <text:p text:style-name="P1"><text:span text:style-name="T1">WP3 – G1 <text:s text:c="3"/>Paris – St Ouen</text:span><text:span text:style-name="T1"><text:line-break/></text:span><text:span text:style-name="T1">Working steps</text:span><text:span text:style-name="T1"><text:line-break/></text:span><text:span text:style-name="T1"/></text:p>
          </draw:text-box>
        </draw:frame>
        <presentation:notes draw:style-name="dp2">
          <draw:page-thumbnail draw:name="Rectangle 2" draw:style-name="gr1" draw:layer="layout" svg:width="15.393cm" svg:height="10.657cm" svg:x="2.165cm" svg:y="2.134cm" draw:page-number="1" presentation:class="page"/>
          <draw:frame draw:name="Rectangle 3" presentation:style-name="pr2" draw:text-style-name="P2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presentation:style-name="pr3" draw:layer="layout" svg:width="22.145cm" svg:height="1.798cm" svg:x="0.556cm" svg:y="0.736cm" presentation:class="title" presentation:placeholder="true">
          <draw:text-box/>
        </draw:frame>
        <draw:frame draw:style-name="gr2" draw:text-style-name="P4" draw:layer="layout" svg:width="19.92cm" svg:height="3.409cm" svg:x="4.6cm" svg:y="8.6cm">
          <draw:text-box>
            <text:p text:style-name="P3"><text:span text:style-name="T2">WP3 - G1</text:span></text:p>
            <text:p text:style-name="P3"><text:span text:style-name="T2">Analysis and modeling steps</text:span></text:p>
          </draw:text-box>
        </draw:frame>
        <presentation:notes draw:style-name="dp3">
          <draw:page-thumbnail draw:style-name="gr1" draw:layer="layout" svg:width="15.396cm" svg:height="10.659cm" svg:x="2.161cm" svg:y="2.16cm" draw:page-number="2" presentation:class="page"/>
          <draw:frame presentation:style-name="pr4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ssion details 4:WP3/WP4 coordination  (Day3)" draw:style-name="dp1" draw:master-page-name="Titel_20_und_20_Inhalt" presentation:presentation-page-layout-name="AL2T11">
        <office:forms form:automatic-focus="false" form:apply-design-mode="false"/>
        <draw:frame draw:name="Title 1" presentation:style-name="pr5" draw:text-style-name="P2" draw:layer="layout" svg:width="22.145cm" svg:height="1.798cm" svg:x="0.556cm" svg:y="0.736cm" presentation:class="title" presentation:user-transformed="true">
          <draw:text-box>
            <text:p text:style-name="P6"><text:span text:style-name="T3">G1 analysis and modeling steps</text:span></text:p>
          </draw:text-box>
        </draw:frame>
        <draw:frame draw:name="Content Placeholder 2" presentation:style-name="pr6" draw:text-style-name="P2" draw:layer="layout" svg:width="26.404cm" svg:height="13.499cm" svg:x="0.556cm" svg:y="4.326cm" presentation:class="outline" presentation:user-transformed="true">
          <draw:text-box>
            <text:p text:style-name="P7"><text:span text:style-name="T4">Step 1 (end of january – beginning of february)</text:span></text:p>
            <text:p><text:span text:style-name="T5">EBD / EBI curves in TSM, CSM and RSM</text:span></text:p>
            <text:p><text:span text:style-name="T6">- only one danger point</text:span></text:p>
            <text:p><text:span text:style-name="T6">- one given MRSP curve with 3 or 4 steps and at least 2 targets</text:span></text:p>
            <text:p><text:span text:style-name="T6">- 3 A_safe constant values (0-50 / 50-100 / &gt; 100 km/h)</text:span></text:p>
            <text:p><text:span text:style-name="T6">- V_release = constant</text:span></text:p>
            <text:p><text:span text:style-name="T6">- Build up times = constants</text:span></text:p>
            <text:p><text:span text:style-name="T6">- no GUI, no SBD</text:span></text:p>
            <text:p><text:span text:style-name="T6">- commands: Emergency Brake and TCO</text:span></text:p>
            <text:p><text:span text:style-name="T6">- display: speed target, distance target, supervision mode (TSM, CSM, RSM), estimated speed</text:span></text:p>
          </draw:text-box>
        </draw:frame>
        <draw:frame draw:name="Slide Number Placeholder 3" presentation:style-name="pr7" draw:text-style-name="P9" draw:layer="layout" svg:width="5.291cm" svg:height="0.259cm" svg:x="11.113cm" svg:y="18.591cm" presentation:class="page-number" presentation:user-transformed="true">
          <draw:text-box>
            <text:p text:style-name="P8"><text:span text:style-name="T7"><text:page-number>&lt;numéro&gt;</text:page-number></text:span></text:p>
          </draw:text-box>
        </draw:frame>
        <draw:frame draw:name="Footer Placeholder 4" presentation:style-name="pr7" draw:text-style-name="P9" draw:layer="layout" svg:width="10.3cm" svg:height="0.259cm" svg:x="0.556cm" svg:y="18.591cm" presentation:class="footer" presentation:user-transformed="true">
          <draw:text-box>
            <text:p text:style-name="P8"><text:span text:style-name="T8">openETCS@ITEA2, openETCS Open License Terms apply, </text:span><text:span text:style-name="T8"><text:date style:data-style-name="D1" text:date-value="2014-12-12">12/12/2014</text:date></text:span></text:p>
          </draw:text-box>
        </draw:frame>
        <presentation:notes draw:style-name="dp3">
          <draw:page-thumbnail draw:style-name="gr1" draw:layer="layout" svg:width="15.396cm" svg:height="10.659cm" svg:x="2.161cm" svg:y="2.16cm" draw:page-number="3" presentation:class="page"/>
          <draw:frame presentation:style-name="pr8" draw:text-style-name="P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office:forms form:automatic-focus="false" form:apply-design-mode="false"/>
        <draw:frame draw:name="Title 1" presentation:style-name="pr5" draw:text-style-name="P2" draw:layer="layout" svg:width="22.145cm" svg:height="1.798cm" svg:x="0.556cm" svg:y="0.736cm" presentation:class="title" presentation:user-transformed="true">
          <draw:text-box>
            <text:p text:style-name="P6"><text:span text:style-name="T3">G1 analysis and modeling steps</text:span></text:p>
          </draw:text-box>
        </draw:frame>
        <draw:frame draw:name="Content Placeholder 2" presentation:style-name="pr6" draw:text-style-name="P2" draw:layer="layout" svg:width="26.404cm" svg:height="13.499cm" svg:x="0.556cm" svg:y="4.326cm" presentation:class="outline" presentation:user-transformed="true">
          <draw:text-box>
            <text:p text:style-name="P7"><text:span text:style-name="T4">Step 2 (march → first demonstrator)</text:span></text:p>
            <text:p><text:span text:style-name="T5">SBD / SBI1 – SBI2 – FLOI – W – P – I curves</text:span></text:p>
            <text:p><text:span text:style-name="T6">- </text:span><text:span text:style-name="T9">Add EOA with SBD curve </text:span></text:p>
            <text:p><text:span text:style-name="T6">- command: Service Brake</text:span></text:p>
            <text:p><text:span text:style-name="T6">- matching DMI</text:span></text:p>
          </draw:text-box>
        </draw:frame>
        <draw:frame draw:name="Slide Number Placeholder 3" presentation:style-name="pr9" draw:text-style-name="P9" draw:layer="layout" svg:width="5.291cm" svg:height="0.259cm" svg:x="11.113cm" svg:y="18.591cm" presentation:class="page-number" presentation:user-transformed="true">
          <draw:text-box>
            <text:p text:style-name="P8"><text:span text:style-name="T7"><text:page-number>&lt;numéro&gt;</text:page-number></text:span></text:p>
          </draw:text-box>
        </draw:frame>
        <draw:frame draw:name="Footer Placeholder 4" presentation:style-name="pr10" draw:text-style-name="P9" draw:layer="layout" svg:width="10.3cm" svg:height="0.259cm" svg:x="0.556cm" svg:y="18.591cm" presentation:class="footer" presentation:user-transformed="true">
          <draw:text-box>
            <text:p text:style-name="P8"><text:span text:style-name="T8">openETCS@ITEA2, openETCS Open License Terms apply, </text:span><text:span text:style-name="T8"><text:date style:data-style-name="D1" text:date-value="2014-12-12">12/12/2014</text:date></text:span></text:p>
          </draw:text-box>
        </draw:frame>
        <presentation:notes draw:style-name="dp3">
          <draw:page-thumbnail draw:style-name="gr1" draw:layer="layout" svg:width="15.396cm" svg:height="10.659cm" svg:x="2.161cm" svg:y="2.16cm" draw:page-number="4" presentation:class="page"/>
          <draw:frame presentation:style-name="pr8" draw:text-style-name="P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office:forms form:automatic-focus="false" form:apply-design-mode="false"/>
        <draw:frame draw:name="Title 1" presentation:style-name="pr5" draw:text-style-name="P2" draw:layer="layout" svg:width="22.145cm" svg:height="1.798cm" svg:x="0.556cm" svg:y="0.736cm" presentation:class="title" presentation:user-transformed="true">
          <draw:text-box>
            <text:p text:style-name="P6"><text:span text:style-name="T3">G1 analysis and modeling steps</text:span></text:p>
          </draw:text-box>
        </draw:frame>
        <draw:frame draw:name="Content Placeholder 2" presentation:style-name="pr6" draw:text-style-name="P2" draw:layer="layout" svg:width="26.404cm" svg:height="13.499cm" svg:x="0.556cm" svg:y="4.326cm" presentation:class="outline" presentation:user-transformed="true">
          <draw:text-box>
            <text:p text:style-name="P7"><text:span text:style-name="T4">Step 3 (june)</text:span></text:p>
            <text:p><text:span text:style-name="T10">Deceleration and build-up times calculation</text:span></text:p>
            <text:p><text:span text:style-name="T6">- gradient</text:span><text:span text:style-name="T9"> </text:span></text:p>
            <text:p><text:span text:style-name="T6">- slippery rail</text:span></text:p>
            <text:p><text:span text:style-name="T6">- matching DMI</text:span></text:p>
            <text:p><text:span text:style-name="T4">Step 4 (if needed)</text:span></text:p>
            <text:p><text:span text:style-name="T11">Options</text:span></text:p>
            <text:p><text:span text:style-name="T12">Calculate V_release</text:span></text:p>
            <text:p><text:span text:style-name="T13">Calculate GUI</text:span><text:span text:style-name="T14"> </text:span></text:p>
            <text:p><text:span text:style-name="T14">LOA, SR limit, specific MRSP</text:span></text:p>
          </draw:text-box>
        </draw:frame>
        <draw:frame draw:name="Slide Number Placeholder 3" presentation:style-name="pr11" draw:text-style-name="P9" draw:layer="layout" svg:width="5.291cm" svg:height="0.259cm" svg:x="11.113cm" svg:y="18.591cm" presentation:class="page-number" presentation:user-transformed="true">
          <draw:text-box>
            <text:p text:style-name="P8"><text:span text:style-name="T7"><text:page-number>&lt;numéro&gt;</text:page-number></text:span></text:p>
          </draw:text-box>
        </draw:frame>
        <draw:frame draw:name="Footer Placeholder 4" presentation:style-name="pr12" draw:text-style-name="P9" draw:layer="layout" svg:width="10.3cm" svg:height="0.259cm" svg:x="0.556cm" svg:y="18.591cm" presentation:class="footer" presentation:user-transformed="true">
          <draw:text-box>
            <text:p text:style-name="P8"><text:span text:style-name="T8">openETCS@ITEA2, openETCS Open License Terms apply, </text:span><text:span text:style-name="T8"><text:date style:data-style-name="D1" text:date-value="2014-12-12">12/12/2014</text:date></text:span></text:p>
          </draw:text-box>
        </draw:frame>
        <presentation:notes draw:style-name="dp3">
          <draw:page-thumbnail draw:style-name="gr1" draw:layer="layout" svg:width="15.396cm" svg:height="10.659cm" svg:x="2.161cm" svg:y="2.16cm" draw:page-number="5" presentation:class="page"/>
          <draw:frame presentation:style-name="pr8" draw:text-style-name="P5" draw:layer="layout" svg:width="15.775cm" svg:height="12.793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3" svg:font-family="Arial"/>
    <style:font-face style:name="Arial Black1" svg:font-family="'Arial Black'"/>
    <style:font-face style:name="Mangal2" svg:font-family="Mangal"/>
    <style:font-face style:name="Arial4" svg:font-family="Arial" style:font-family-generic="swiss"/>
    <style:font-face style:name="Courier New2" svg:font-family="'Courier New'" style:font-family-generic="modern" style:font-pitch="fixed"/>
    <style:font-face style:name="Arial2" svg:font-family="Arial" style:font-pitch="variable"/>
    <style:font-face style:name="Arial Black" svg:font-family="'Arial Black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Mangal1" svg:font-family="Manga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2" svg:font-family="'Lohit Hindi'" style:font-family-generic="swiss" style:font-pitch="variable"/>
    <style:font-face style:name="Tahoma1" svg:font-family="Tahoma" style:font-family-generic="swiss" style:font-pitch="variable"/>
    <style:font-face style:name="Arial5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Gradient_20_7" draw:display-name="Gradient 7" draw:style="linear" draw:start-color="#0000ff" draw:end-color="#ffffff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8cm" fo:margin-right="0cm" fo:margin-top="0.187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zh" style:country-asian="CN"/>
    </style:style>
    <style:style style:name="Titre_20_1" style:display-name="Titre 1" style:family="graphic">
      <style:paragraph-properties fo:margin-left="2.648cm" fo:margin-right="0cm" fo:margin-top="0.746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2pt" fo:language="fr" fo:country="F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itre_20_2" style:display-name="Titre 2" style:family="graphic">
      <style:paragraph-properties fo:margin-left="0.884cm" fo:margin-right="0cm" fo:margin-top="0.561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itre_20_3" style:display-name="Titre 3" style:family="graphic">
      <style:paragraph-properties fo:margin-left="1.764cm" fo:margin-right="0cm" fo:margin-top="0.374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Titre_20_4" style:display-name="Titre 4" style:family="graphic">
      <style:paragraph-properties fo:margin-left="4.411cm" fo:margin-right="0cm" fo:margin-top="0.374cm" fo:margin-bottom="0.187cm" fo:text-align="justify" fo:text-indent="0cm" style:text-autospace="none" style:writing-mode="lr-tb">
        <style:tab-stops>
          <style:tab-stop style:position="9.059cm"/>
        </style:tab-stops>
      </style:paragraph-properties>
      <style:text-properties style:use-window-font-color="true" style:font-name="Arial1" fo:font-family="Arial" style:font-family-generic="swiss" style:font-pitch="variable" fo:font-size="10pt" fo:language="fr" fo:country="FR" fo:font-style="italic" fo:font-weight="normal" style:font-name-asian="Arial1" style:font-family-asian="Arial" style:font-family-generic-asian="swiss" style:font-pitch-asian="variable" style:font-size-asian="10pt" style:language-asian="ar" style:country-asian="SA" style:font-style-asian="italic" style:font-weight-asian="normal" style:font-style-complex="italic" style:font-weight-complex="normal"/>
    </style:style>
    <style:style style:name="Titre_20_5" style:display-name="Titre 5" style:family="graphic">
      <style:paragraph-properties fo:margin-left="4.411cm" fo:margin-right="0cm" fo:margin-top="0.374cm" fo:margin-bottom="0.187cm" fo:text-align="justify" fo:text-indent="0cm" style:text-autospace="none" style:writing-mode="lr-tb">
        <style:tab-stops>
          <style:tab-stop style:position="9.059cm"/>
        </style:tab-stops>
      </style:paragraph-properties>
      <style:text-properties style:use-window-font-color="true" style:font-name="Arial1" fo:font-family="Arial" style:font-family-generic="swiss" style:font-pitch="variable" fo:font-size="10pt" fo:language="fr" fo:country="FR" fo:font-style="italic" fo:font-weight="normal" style:font-name-asian="Arial1" style:font-family-asian="Arial" style:font-family-generic-asian="swiss" style:font-pitch-asian="variable" style:font-size-asian="10pt" style:language-asian="ar" style:country-asian="SA" style:font-style-asian="italic" style:font-weight-asian="bold" style:font-style-complex="italic" style:font-weight-complex="normal"/>
    </style:style>
    <style:style style:name="Titre_20_6" style:display-name="Titre 6" style:family="graphic">
      <style:paragraph-properties fo:margin-left="2.648cm" fo:margin-right="0cm" fo:margin-top="0.746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1pt" fo:language="fr" fo:country="FR" fo:font-style="italic" style:font-name-asian="Arial1" style:font-family-asian="Arial" style:font-family-generic-asian="swiss" style:font-pitch-asian="variable" style:font-size-asian="11pt" style:language-asian="ar" style:country-asian="SA" style:font-style-asian="italic" style:font-style-complex="italic"/>
    </style:style>
    <style:style style:name="Titre_20_7" style:display-name="Titre 7" style:family="graphic">
      <style:paragraph-properties fo:margin-left="2.648cm" fo:margin-right="0cm" fo:margin-top="0.746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itre_20_8" style:display-name="Titre 8" style:family="graphic">
      <style:paragraph-properties fo:margin-left="2.648cm" fo:margin-right="0cm" fo:margin-top="0.746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fo:font-style="italic" style:font-name-asian="Arial1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Titre_20_9" style:display-name="Titre 9" style:family="graphic">
      <style:paragraph-properties fo:margin-left="2.648cm" fo:margin-right="0cm" fo:margin-top="0.746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9pt" fo:language="fr" fo:country="FR" fo:font-style="italic" style:font-name-asian="Arial1" style:font-family-asian="Arial" style:font-family-generic-asian="swiss" style:font-pitch-asian="variable" style:font-size-asian="9pt" style:language-asian="ar" style:country-asian="SA" style:font-style-asian="italic" style:font-style-complex="italic"/>
    </style:style>
    <style:style style:name="Numéro_20_de_20_page" style:display-name="Numéro de page" style:family="graphic">
      <style:paragraph-properties style:text-autospace="none"/>
    </style:style>
    <style:style style:name="Police_20_par_20_défaut" style:display-name="Police par défaut" style:family="graphic">
      <style:paragraph-properties style:text-autospace="none"/>
    </style:style>
    <style:style style:name="Marque_20_de_20_commentaire" style:display-name="Marque de commentaire" style:family="graphic">
      <style:paragraph-properties style:text-autospace="none"/>
      <style:text-properties fo:font-size="8pt" style:font-size-asian="8pt" style:font-size-complex="8pt"/>
    </style:style>
    <style:style style:name="Caractères_20_de_20_note_20_de_20_bas_20_de_20_page" style:display-name="Caractères de note de bas de page" style:family="graphic">
      <style:paragraph-properties style:text-autospace="none"/>
      <style:text-properties style:text-position="11% 58%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WW8Num22z0" style:family="graphic">
      <style:paragraph-properties style:text-autospace="none"/>
    </style:style>
    <style:style style:name="WW8Num21z0" style:family="graphic">
      <style:paragraph-properties style:text-autospace="none"/>
      <style:text-properties style:font-name="Wingdings2" fo:font-family="Wingdings" style:font-pitch="variable" style:font-charset="x-symbol" fo:font-size="13pt" style:font-name-asian="Wingdings2" style:font-family-asian="Wingdings" style:font-pitch-asian="variable" style:font-charset-asian="x-symbol"/>
    </style:style>
    <style:style style:name="WW8Num20z0" style:family="graphic">
      <style:paragraph-properties style:text-autospace="none"/>
      <style:text-properties style:font-name="Wingdings2" fo:font-family="Wingdings" style:font-pitch="variable" style:font-charset="x-symbol" fo:font-size="14pt" style:font-name-asian="Wingdings2" style:font-family-asian="Wingdings" style:font-pitch-asian="variable" style:font-charset-asian="x-symbol"/>
    </style:style>
    <style:style style:name="WW8Num19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9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Wingdings2" fo:font-family="Wingdings" style:font-pitch="variable" style:font-charset="x-symbol" fo:font-size="12pt" style:font-name-asian="Wingdings2" style:font-family-asian="Wingdings" style:font-pitch-asian="variable" style:font-charset-asian="x-symbol"/>
    </style:style>
    <style:style style:name="WW8Num17z0" style:family="graphic">
      <style:paragraph-properties style:text-autospace="none"/>
      <style:text-properties style:font-name="Wingdings2" fo:font-family="Wingdings" style:font-pitch="variable" style:font-charset="x-symbol" fo:font-size="12pt" style:font-name-asian="Wingdings2" style:font-family-asian="Wingdings" style:font-pitch-asian="variable" style:font-charset-asian="x-symbol"/>
    </style:style>
    <style:style style:name="WW8Num16z0" style:family="graphic">
      <style:paragraph-properties style:text-autospace="none"/>
      <style:text-properties style:font-name="Wingdings2" fo:font-family="Wingdings" style:font-pitch="variable" style:font-charset="x-symbol" fo:font-size="12pt" style:font-name-asian="Wingdings2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Arial1" style:font-family-asian="Arial" style:font-family-generic-asian="swiss" style:font-pitch-asian="variable"/>
    </style:style>
    <style:style style:name="WW8Num14z0" style:family="graphic">
      <style:paragraph-properties style:text-autospace="none"/>
      <style:text-properties style:font-name="Wingdings2" fo:font-family="Wingdings" style:font-pitch="variable" style:font-charset="x-symbol" fo:font-size="8pt" style:font-name-asian="Wingdings2" style:font-family-asian="Wingdings" style:font-pitch-asian="variable" style:font-charset-asian="x-symbol"/>
    </style:style>
    <style:style style:name="WW8Num13z0" style:family="graphic">
      <style:paragraph-properties style:text-autospace="none"/>
      <style:text-properties style:font-name="Wingdings2" fo:font-family="Wingdings" style:font-pitch="variable" style:font-charset="x-symbol" fo:font-size="8pt" style:font-name-asian="Wingdings2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2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11z0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0z0" style:family="graphic">
      <style:paragraph-properties style:text-autospace="none"/>
      <style:text-properties style:font-name="Wingdings2" fo:font-family="Wingdings" style:font-pitch="variable" style:font-charset="x-symbol" fo:font-size="12pt" style:font-name-asian="Wingdings2" style:font-family-asian="Wingdings" style:font-pitch-asian="variable" style:font-charset-asian="x-symbol"/>
    </style:style>
    <style:style style:name="WW8Num9z0" style:family="graphic">
      <style:paragraph-properties style:text-autospace="none"/>
      <style:text-properties style:font-name="Wingdings2" fo:font-family="Wingdings" style:font-pitch="variable" style:font-charset="x-symbol" fo:font-size="8pt" style:font-name-asian="Wingdings2" style:font-family-asian="Wingdings" style:font-pitch-asian="variable" style:font-charset-asian="x-symbol"/>
    </style:style>
    <style:style style:name="WW8Num8z0" style:family="graphic">
      <style:paragraph-properties style:text-autospace="none"/>
      <style:text-properties style:font-name="Wingdings2" fo:font-family="Wingdings" style:font-pitch="variable" style:font-charset="x-symbol" fo:font-size="8pt" style:font-name-asian="Wingdings2" style:font-family-asian="Wingdings" style:font-pitch-asian="variable" style:font-charset-asian="x-symbol"/>
    </style:style>
    <style:style style:name="WW8Num7z0" style:family="graphic">
      <style:paragraph-properties style:text-autospace="none"/>
      <style:text-properties style:font-name="Wingdings2" fo:font-family="Wingdings" style:font-pitch="variable" style:font-charset="x-symbol" fo:font-size="8pt" style:font-name-asian="Wingdings2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Pied_20_de_20_page" style:display-name="Pied de page" style:family="graphic">
      <style:paragraph-properties fo:margin-left="2.648cm" fo:margin-right="0cm" fo:margin-top="0.187cm" fo:margin-bottom="0.187cm" fo:text-align="justify" fo:text-indent="0cm" style:text-autospace="none" style:writing-mode="lr-tb">
        <style:tab-stops>
          <style:tab-stop style:position="16.76cm" style:type="center"/>
          <style:tab-stop style:position="30.873cm" style:type="right"/>
        </style:tab-stops>
      </style:paragraph-properties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Explorateur_20_de_20_document" style:display-name="Explorateur de document" style:family="graphic">
      <style:paragraph-properties fo:margin-left="2.648cm" fo:margin-right="0cm" fo:margin-top="0.187cm" fo:margin-bottom="0.187cm" fo:text-align="justify" fo:text-indent="0cm" style:text-autospace="none" style:writing-mode="lr-tb"/>
      <style:text-properties style:use-window-font-color="true" style:font-name="Tahoma1" fo:font-family="Tahoma" style:font-family-generic="swiss" style:font-pitch="variable" fo:font-size="10pt" fo:language="fr" fo:country="FR" style:font-name-asian="Tahoma1" style:font-family-asian="Tahoma" style:font-family-generic-asian="swiss" style:font-pitch-asian="variable" style:font-size-asian="10pt" style:language-asian="ar" style:country-asian="SA"/>
    </style:style>
    <style:style style:name="Normal_20_centré" style:display-name="Normal centré" style:family="graphic">
      <style:paragraph-properties fo:margin-left="2.648cm" fo:margin-right="0cm" fo:margin-top="0.187cm" fo:margin-bottom="0.374cm" fo:text-align="center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Objet_20_du_20_commentaire" style:display-name="Objet du commentaire" style:family="graphic">
      <style:paragraph-properties fo:margin-left="2.648cm" fo:margin-right="0cm" fo:margin-top="0.187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Commentaire" style:family="graphic">
      <style:paragraph-properties fo:margin-left="2.648cm" fo:margin-right="0cm" fo:margin-top="0.187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exte_20_de_20_bulles" style:display-name="Texte de bulles" style:family="graphic">
      <style:paragraph-properties fo:margin-left="2.648cm" fo:margin-right="0cm" fo:margin-top="0.187cm" fo:margin-bottom="0.187cm" fo:text-align="justify" fo:text-indent="0cm" style:text-autospace="none" style:writing-mode="lr-tb"/>
      <style:text-properties style:use-window-font-color="true" style:font-name="Tahoma1" fo:font-family="Tahoma" style:font-family-generic="swiss" style:font-pitch="variable" fo:font-size="8pt" fo:language="fr" fo:country="FR" style:font-name-asian="Tahoma1" style:font-family-asian="Tahoma" style:font-family-generic-asian="swiss" style:font-pitch-asian="variable" style:font-size-asian="8pt" style:language-asian="ar" style:country-asian="SA"/>
    </style:style>
    <style:style style:name="Table_20_des_20_matières_20_niveau_20_9" style:display-name="Table des matières niveau 9" style:family="graphic">
      <style:paragraph-properties fo:margin-left="4.978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.5pt" style:language-asian="ar" style:country-asian="SA"/>
    </style:style>
    <style:style style:name="Table_20_des_20_matières_20_niveau_20_8" style:display-name="Table des matières niveau 8" style:family="graphic">
      <style:paragraph-properties fo:margin-left="4.355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.5pt" style:language-asian="ar" style:country-asian="SA"/>
    </style:style>
    <style:style style:name="Table_20_des_20_matières_20_niveau_20_7" style:display-name="Table des matières niveau 7" style:family="graphic">
      <style:paragraph-properties fo:margin-left="3.73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.5pt" style:language-asian="ar" style:country-asian="SA"/>
    </style:style>
    <style:style style:name="Note_20_de_20_bas_20_de_20_page" style:display-name="Note de bas de page" style:family="graphic">
      <style:paragraph-properties fo:margin-left="2.648cm" fo:margin-right="0cm" fo:margin-top="0.187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itre_20_centré" style:display-name="Titre centré" style:family="graphic">
      <style:paragraph-properties fo:margin-left="3.528cm" fo:margin-right="3.528cm" fo:margin-top="0.187cm" fo:margin-bottom="0.187cm" fo:text-align="center" fo:text-indent="0cm" style:text-autospace="none" style:writing-mode="lr-tb"/>
      <style:text-properties style:use-window-font-color="true" style:font-name="Arial1" fo:font-family="Arial" style:font-family-generic="swiss" style:font-pitch="variable" fo:font-size="16pt" fo:language="fr" fo:country="FR" fo:font-weight="bold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245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Table_20_des_20_matières_20_niveau_20_2" style:display-name="Table des matières niveau 2" style:family="graphic">
      <style:paragraph-properties fo:margin-left="0.623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le_20_des_20_matières_20_niveau_20_1" style:display-name="Table des matières niveau 1" style:family="graphic">
      <style:paragraph-properties fo:margin-left="0cm" fo:margin-right="0cm" fo:margin-top="0.374cm" fo:margin-bottom="0.374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des_20_matières_20_niveau_20_6" style:display-name="Table des matières niveau 6" style:family="graphic">
      <style:paragraph-properties fo:margin-left="3.112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.5pt" style:language-asian="ar" style:country-asian="SA"/>
    </style:style>
    <style:style style:name="Table_20_des_20_matières_20_niveau_20_5" style:display-name="Table des matières niveau 5" style:family="graphic">
      <style:paragraph-properties fo:margin-left="2.489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.5pt" style:language-asian="ar" style:country-asian="SA"/>
    </style:style>
    <style:style style:name="Table_20_des_20_matières_20_niveau_20_4" style:display-name="Table des matières niveau 4" style:family="graphic">
      <style:paragraph-properties fo:margin-left="1.86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.5pt" style:language-asian="ar" style:country-asian="SA"/>
    </style:style>
    <style:style style:name="En-tête" style:family="graphic">
      <style:paragraph-properties fo:margin-left="0cm" fo:margin-right="0cm" fo:margin-top="0.746cm" fo:margin-bottom="0.746cm" fo:text-align="center" fo:text-indent="0cm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Arial1" fo:font-family="Arial" style:font-family-generic="swiss" style:font-pitch="variable" fo:font-size="14pt" fo:language="fr" fo:country="FR" fo:font-weight="bold" style:font-name-asian="Arial1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note" style:family="graphic">
      <style:paragraph-properties fo:margin-left="2.648cm" fo:margin-right="0cm" fo:margin-top="0.187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8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Liste_20_à_20_puces" style:display-name="Liste à puces" style:family="graphic">
      <style:paragraph-properties fo:margin-left="4.411cm" fo:margin-right="0cm" fo:margin-top="0.187cm" fo:margin-bottom="0.187cm" fo:text-align="justify" fo:text-indent="0cm" style:text-autospace="none" style:writing-mode="lr-tb">
        <style:tab-stops>
          <style:tab-stop style:position="8.823cm"/>
        </style:tab-stops>
      </style:paragraph-properties>
      <style:text-properties style:use-window-font-color="true" style:font-name="Arial1" fo:font-family="Arial" style:font-family-generic="swiss" style:font-pitch="variable" fo:font-size="10pt" fo:language="fr" fo:country="F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Index" style:family="graphic">
      <style:paragraph-properties fo:margin-left="2.648cm" fo:margin-right="0cm" fo:margin-top="0.187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Mangal2" style:font-family-asian="Mangal" style:font-size-asian="10pt" style:language-asian="ar" style:country-asian="SA"/>
    </style:style>
    <style:style style:name="Légende" style:family="graphic">
      <style:paragraph-properties fo:margin-left="2.648cm" fo:margin-right="0cm" fo:margin-top="0.374cm" fo:margin-bottom="0.374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2pt" fo:language="fr" fo:country="FR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Liste" style:family="graphic">
      <style:paragraph-properties fo:margin-left="2.648cm" fo:margin-right="0cm" fo:margin-top="0cm" fo:margin-bottom="0.374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Mangal2" style:font-family-asian="Mangal" style:font-size-asian="10pt" style:language-asian="ar" style:country-asian="SA"/>
    </style:style>
    <style:style style:name="Citation" style:family="graphic">
      <style:paragraph-properties fo:margin-left="1.764cm" fo:margin-right="1.764cm" fo:margin-top="0.187cm" fo:margin-bottom="0.88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4pt" style:language-asian="de" style:country-asian="DE" style:font-style-asian="normal" style:font-weight-asian="bold" style:font-name-complex="Arial1" style:font-family-complex="Arial" style:font-family-generic-complex="swiss" style:font-pitch-complex="variable" style:font-size-complex="24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/>
      <style:text-properties fo:color="#000000" style:text-line-through-style="none" style:font-name="Arial1" fo:font-family="Arial" style:font-family-generic="swiss" style:font-pitch="variable" fo:font-size="20pt" fo:letter-spacing="normal" fo:font-style="italic" style:text-underline-style="none" fo:font-weight="bold" style:font-size-asian="20pt" style:font-style-asian="italic" style:font-weight-asian="bold" style:font-name-complex="Arial1" style:font-family-complex="Arial" style:font-family-generic-complex="swiss" style:font-pitch-complex="variable" style:font-size-complex="20pt" style:font-style-complex="italic" style:font-weight-complex="bold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/>
      <style:text-properties fo:color="#000000" style:text-line-through-styl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/>
      <style:text-properties fo:color="#000000" style:text-line-through-style="none" style:font-name="Arial1" fo:font-family="Arial" style:font-family-generic="swiss" style:font-pitch="variable" fo:font-size="20pt" fo:letter-spacing="normal" fo:font-style="italic" style:text-underline-style="none" fo:font-weight="normal" style:font-size-asian="20pt" style:font-style-asian="italic" style:font-weight-asian="normal" style:font-name-complex="Arial1" style:font-family-complex="Arial" style:font-family-generic-complex="swiss" style:font-pitch-complex="variable" style:font-size-complex="20pt" style:font-style-complex="italic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0000" style:text-outline="false" style:text-line-through-style="none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language-asian="de" style:country-asian="DE" style:font-style-asian="normal" style:font-weight-asian="normal" style:font-name-complex="Arial3" style:font-family-complex="Arial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4pt" style:language-asian="de" style:country-asian="DE" style:font-style-asian="normal" style:font-weight-asian="bold" style:font-name-complex="Arial1" style:font-family-complex="Arial" style:font-family-generic-complex="swiss" style:font-pitch-complex="variable" style:font-size-complex="24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/>
      <style:text-properties fo:color="#000000" style:text-line-through-style="none" style:font-name="Arial1" fo:font-family="Arial" style:font-family-generic="swiss" style:font-pitch="variable" fo:font-size="20pt" fo:letter-spacing="normal" fo:font-style="italic" style:text-underline-style="none" fo:font-weight="bold" style:font-size-asian="20pt" style:font-style-asian="italic" style:font-weight-asian="bold" style:font-name-complex="Arial1" style:font-family-complex="Arial" style:font-family-generic-complex="swiss" style:font-pitch-complex="variable" style:font-size-complex="20pt" style:font-style-complex="italic" style:font-weight-complex="bold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/>
      <style:text-properties fo:color="#000000" style:text-line-through-styl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/>
      <style:text-properties fo:color="#000000" style:text-line-through-style="none" style:font-name="Arial1" fo:font-family="Arial" style:font-family-generic="swiss" style:font-pitch="variable" fo:font-size="20pt" fo:letter-spacing="normal" fo:font-style="italic" style:text-underline-style="none" fo:font-weight="normal" style:font-size-asian="20pt" style:font-style-asian="italic" style:font-weight-asian="normal" style:font-name-complex="Arial1" style:font-family-complex="Arial" style:font-family-generic-complex="swiss" style:font-pitch-complex="variable" style:font-size-complex="20pt" style:font-style-complex="italic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0000" style:text-outline="false" style:text-line-through-style="none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language-asian="de" style:country-asian="DE" style:font-style-asian="normal" style:font-weight-asian="normal" style:font-name-complex="Arial3" style:font-family-complex="Arial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4pt" style:language-asian="de" style:country-asian="DE" style:font-style-asian="normal" style:font-weight-asian="bold" style:font-name-complex="Arial1" style:font-family-complex="Arial" style:font-family-generic-complex="swiss" style:font-pitch-complex="variable" style:font-size-complex="24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hanging"/>
      <style:text-properties fo:color="#000000" style:text-line-through-style="none" style:font-name="Arial1" fo:font-family="Arial" style:font-family-generic="swiss" style:font-pitch="variable" fo:font-size="20pt" fo:letter-spacing="normal" fo:font-style="italic" style:text-underline-style="none" fo:font-weight="bold" style:font-size-asian="20pt" style:font-style-asian="italic" style:font-weight-asian="bold" style:font-name-complex="Arial1" style:font-family-complex="Arial" style:font-family-generic-complex="swiss" style:font-pitch-complex="variable" style:font-size-complex="20pt" style:font-style-complex="italic" style:font-weight-complex="bold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hanging"/>
      <style:text-properties fo:color="#000000" style:text-line-through-styl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hanging"/>
      <style:text-properties fo:color="#000000" style:text-line-through-style="none" style:font-name="Arial1" fo:font-family="Arial" style:font-family-generic="swiss" style:font-pitch="variable" fo:font-size="20pt" fo:letter-spacing="normal" fo:font-style="italic" style:text-underline-style="none" fo:font-weight="normal" style:font-size-asian="20pt" style:font-style-asian="italic" style:font-weight-asian="normal" style:font-name-complex="Arial1" style:font-family-complex="Arial" style:font-family-generic-complex="swiss" style:font-pitch-complex="variable" style:font-size-complex="20pt" style:font-style-complex="italic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0000" style:text-outline="false" style:text-line-through-style="none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language-asian="de" style:country-asian="DE" style:font-style-asian="normal" style:font-weight-asian="normal" style:font-name-complex="Arial3" style:font-family-complex="Arial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4pt" style:language-asian="de" style:country-asian="DE" style:font-style-asian="normal" style:font-weight-asian="bold" style:font-name-complex="Arial1" style:font-family-complex="Arial" style:font-family-generic-complex="swiss" style:font-pitch-complex="variable" style:font-size-complex="24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cm" fo:margin-bottom="0.4cm" fo:line-height="100%" fo:text-align="start" style:punctuation-wrap="hanging"/>
      <style:text-properties fo:color="#000000" style:text-line-through-style="none" style:font-name="Arial1" fo:font-family="Arial" style:font-family-generic="swiss" style:font-pitch="variable" fo:font-size="20pt" fo:letter-spacing="normal" fo:font-style="italic" style:text-underline-style="none" fo:font-weight="bold" style:font-size-asian="20pt" style:font-style-asian="italic" style:font-weight-asian="bold" style:font-name-complex="Arial1" style:font-family-complex="Arial" style:font-family-generic-complex="swiss" style:font-pitch-complex="variable" style:font-size-complex="20pt" style:font-style-complex="italic" style:font-weight-complex="bold"/>
    </style:style>
    <style:style style:name="Leer-outline3" style:family="presentation" style:parent-style-name="Leer-outline2">
      <style:paragraph-properties fo:margin-top="0cm" fo:margin-bottom="0.3cm" fo:line-height="100%" fo:text-align="start" style:punctuation-wrap="hanging"/>
      <style:text-properties fo:color="#000000" style:text-line-through-styl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Leer-outline4" style:family="presentation" style:parent-style-name="Leer-outline3">
      <style:paragraph-properties fo:margin-top="0cm" fo:margin-bottom="0.2cm" fo:line-height="100%" fo:text-align="start" style:punctuation-wrap="hanging"/>
      <style:text-properties fo:color="#000000" style:text-line-through-style="none" style:font-name="Arial1" fo:font-family="Arial" style:font-family-generic="swiss" style:font-pitch="variable" fo:font-size="20pt" fo:letter-spacing="normal" fo:font-style="italic" style:text-underline-style="none" fo:font-weight="normal" style:font-size-asian="20pt" style:font-style-asian="italic" style:font-weight-asian="normal" style:font-name-complex="Arial1" style:font-family-complex="Arial" style:font-family-generic-complex="swiss" style:font-pitch-complex="variable" style:font-size-complex="20pt" style:font-style-complex="italic" style:font-weight-complex="normal"/>
    </style:style>
    <style:style style:name="Leer-outline5" style:family="presentation" style:parent-style-name="Leer-outline4">
      <style:paragraph-properties fo:margin-top="0cm" fo:margin-bottom="0.1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cm" fo:margin-bottom="0.1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cm" fo:margin-bottom="0.1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cm" fo:margin-bottom="0.1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cm" fo:margin-bottom="0.1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0000" style:text-outline="false" style:text-line-through-style="none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language-asian="de" style:country-asian="DE" style:font-style-asian="normal" style:font-weight-asian="normal" style:font-name-complex="Arial3" style:font-family-complex="Arial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none" draw:textarea-vertical-align="bottom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fo:padding-top="0.05cm" fo:padding-bottom="0cm" fo:padding-left="0cm" fo:padding-right="0cm" fo:wrap-option="no-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8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r9" style:family="presentation" style:parent-style-name="Nur_20_Titel-title">
      <style:graphic-properties draw:stroke="none" svg:stroke-width="0.026cm" draw:stroke-linejoin="miter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Mpr11" style:family="presentation" style:parent-style-name="Nur_20_Titel-backgroundobjects">
      <style:graphic-properties draw:stroke="none" draw:fill="none" draw:fill-color="#ffffff" draw:auto-grow-height="false" fo:min-height="1.421cm"/>
    </style:style>
    <style:style style:name="Mpr12" style:family="presentation" style:parent-style-name="Nur_20_Titel-backgroundobjects">
      <style:graphic-properties draw:stroke="none" draw:fill="none" draw:fill-color="#ffffff" draw:textarea-vertical-align="bottom" draw:auto-grow-height="false" fo:min-height="1.421cm"/>
    </style:style>
    <style:style style:name="Mpr13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Mpr14" style:family="presentation" style:parent-style-name="Leer-backgroundobjects">
      <style:graphic-properties draw:stroke="none" draw:fill="none" draw:fill-color="#ffffff" draw:auto-grow-height="false" fo:min-height="1.421cm"/>
    </style:style>
    <style:style style:name="Mpr15" style:family="presentation" style:parent-style-name="Leer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center"/>
    </style:style>
    <style:style style:name="MP6" style:family="paragraph">
      <style:paragraph-properties fo:margin-top="0cm" fo:margin-bottom="0cm" fo:line-height="100%" fo:text-align="start" style:punctuation-wrap="simple"/>
    </style:style>
    <style:style style:name="MP7" style:family="paragraph">
      <style:paragraph-properties fo:margin-top="0cm" fo:margin-bottom="0cm" fo:line-height="100%" fo:text-align="start"/>
    </style:style>
    <style:style style:name="MP8" style:family="paragraph">
      <style:paragraph-properties fo:margin-left="12.462cm" fo:margin-right="0cm" fo:margin-top="0cm" fo:margin-bottom="0cm" fo:line-height="100%" fo:text-align="center" fo:text-indent="-12.461cm" style:punctuation-wrap="hanging">
        <style:tab-stops>
          <style:tab-stop style:position="0cm"/>
        </style:tab-stops>
      </style:paragraph-properties>
    </style:style>
    <style:style style:name="MP9" style:family="paragraph">
      <style:paragraph-properties fo:margin-top="0cm" fo:margin-bottom="0cm" fo:line-height="100%" fo:text-align="start" style:punctuation-wrap="hanging"/>
    </style:style>
    <style:style style:name="MP10" style:family="paragraph">
      <style:paragraph-properties fo:text-align="start"/>
    </style:style>
    <style:style style:name="MP11" style:family="paragraph">
      <style:paragraph-properties fo:margin-left="0.736cm" fo:margin-right="0cm" fo:margin-top="0cm" fo:margin-bottom="0.212cm" fo:line-height="100%" fo:text-align="start" fo:text-indent="-0.735cm" style:punctuation-wrap="hanging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margin-top="0cm" fo:margin-bottom="0.176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MP13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MP1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font-name="Arial Black1" fo:font-size="36pt" fo:letter-spacing="normal" fo:font-style="italic" style:text-underline-style="none" fo:font-weight="bold" style:font-size-asian="36pt" style:font-style-asian="italic" style:font-weight-asian="bold" style:font-name-complex="Arial3" style:font-size-complex="36pt" style:font-style-complex="italic" style:font-weight-complex="bold"/>
    </style:style>
    <style:style style:name="MT3" style:family="text">
      <style:text-properties fo:color="#000000" style:text-line-through-style="none" style:font-name="Arial3" fo:font-size="12pt" fo:letter-spacing="normal" fo:font-style="normal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4" style:family="text">
      <style:text-properties fo:color="#000000" style:text-line-through-style="none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MT5" style:family="text">
      <style:text-properties fo:color="#000000" style:text-line-through-style="none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6" style:family="text">
      <style:text-properties fo:color="#000000" style:text-line-through-style="none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MT7" style:family="text">
      <style:text-properties fo:color="#000000" style:text-line-through-style="none" style:font-name="Arial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MT8" style:family="text">
      <style:text-properties fo:color="#000000" style:text-line-through-style="none" style:font-name="Arial1" fo:font-size="20pt" fo:letter-spacing="normal" fo:font-style="italic" style:text-underline-style="none" fo:font-weight="bold" style:font-size-asian="20pt" style:font-style-asian="italic" style:font-weight-asian="bold" style:font-name-complex="Arial1" style:font-size-complex="20pt" style:font-style-complex="italic" style:font-weight-complex="bold"/>
    </style:style>
    <style:style style:name="MT9" style:family="text">
      <style:text-properties fo:color="#000000" style:text-line-through-style="none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10" style:family="text">
      <style:text-properties fo:color="#000000" style:text-line-through-style="none" style:font-name="Arial1" fo:font-size="20pt" fo:letter-spacing="normal" fo:font-style="italic" style:text-underline-style="none" fo:font-weight="normal" style:font-size-asian="20pt" style:font-style-asian="italic" style:font-weight-asian="normal" style:font-name-complex="Arial1" style:font-size-complex="20pt" style:font-style-complex="italic" style:font-weight-complex="normal"/>
    </style:style>
    <style:style style:name="MT11" style:family="text">
      <style:text-properties fo:color="#000000" style:text-line-through-style="none" style:font-name="Arial1" fo:font-size="9pt" fo:letter-spacing="normal" fo:font-style="normal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MT12" style:family="text">
      <style:text-properties fo:color="#000000" style:text-line-through-style="none" style:font-name="Arial1" fo:font-size="8pt" fo:letter-spacing="normal" fo:font-style="normal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">
        <style:list-level-properties text:space-before="0.975cm" text:min-label-width="0.771cm"/>
        <style:text-properties style:font-name="Wingdings2" fo:color="#ff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">
        <style:list-level-properties text:space-before="0.975cm" text:min-label-width="0.771cm"/>
        <style:text-properties style:font-name="Wingdings2" fo:color="#ff0000" fo:font-size="75%"/>
      </text:list-level-style-bullet>
      <text:list-level-style-bullet text:level="3" text:bullet-char="•">
        <style:list-level-properties text:space-before="1.549cm" text:min-label-width="0.7cm"/>
        <style:text-properties fo:font-family="StarSymbol" fo:color="#ff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">
        <style:list-level-properties text:space-before="0.975cm" text:min-label-width="0.771cm"/>
        <style:text-properties style:font-name="Wingdings2" fo:color="#ff0000" fo:font-size="75%"/>
      </text:list-level-style-bullet>
      <text:list-level-style-bullet text:level="3" text:bullet-char="•">
        <style:list-level-properties text:space-before="1.549cm" text:min-label-width="0.7cm"/>
        <style:text-properties fo:font-family="StarSymbol" fo:color="#ff0000" fo:font-size="100%"/>
      </text:list-level-style-bullet>
      <text:list-level-style-bullet text:level="4" text:bullet-char="">
        <style:list-level-properties text:space-before="2.245cm" text:min-label-width="0.749cm"/>
        <style:text-properties style:font-name="Wingdings2" fo:color="#ff0000" fo:font-size="8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">
        <style:list-level-properties text:space-before="0.975cm" text:min-label-width="0.771cm"/>
        <style:text-properties style:font-name="Wingdings2" fo:color="#ff0000" fo:font-size="75%"/>
      </text:list-level-style-bullet>
      <text:list-level-style-bullet text:level="3" text:bullet-char="•">
        <style:list-level-properties text:space-before="1.549cm" text:min-label-width="0.7cm"/>
        <style:text-properties fo:font-family="StarSymbol" fo:color="#ff0000" fo:font-size="100%"/>
      </text:list-level-style-bullet>
      <text:list-level-style-bullet text:level="4" text:bullet-char="">
        <style:list-level-properties text:space-before="2.245cm" text:min-label-width="0.749cm"/>
        <style:text-properties style:font-name="Wingdings2" fo:color="#ff0000" fo:font-size="85%"/>
      </text:list-level-style-bullet>
      <text:list-level-style-bullet text:level="5" text:bullet-char="-">
        <style:list-level-properties text:space-before="3.03cm" text:min-label-width="0.709cm"/>
        <style:text-properties fo:font-family="StarSymbol" fo:color="#ff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7.516cm" svg:height="0.4cm" svg:x="0cm" svg:y="2.924cm">
        <text:p text:style-name="MP6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4" draw:layer="backgroundobjects" drawooo:display="printer" svg:width="1.706cm" svg:height="0.846cm" svg:x="25.268cm" svg:y="17.881cm">
        <draw:image xlink:href="Pictures/100002010000004100000020B1E0FF3E.png" xlink:type="simple" xlink:show="embed" xlink:actuate="onLoad">
          <text:p/>
        </draw:image>
      </draw:frame>
      <draw:custom-shape draw:name="WordArt 14" draw:style-name="Mgr5" draw:text-style-name="MP3" draw:layer="backgroundobjects" drawooo:display="printer" svg:width="3.955cm" svg:height="1cm" svg:x="23.244cm" svg:y="1.557cm">
        <text:p text:style-name="MP5"><text:span text:style-name="MT2">openETCS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4" draw:text-style-name="MP4" draw:layer="backgroundobjects" drawooo:display="printer" svg:width="4.682cm" svg:height="0.819cm" svg:x="22.834cm" svg:y="0.366cm">
        <draw:image xlink:href="Pictures/1000000000000195000000478591C978.png" xlink:type="simple" xlink:show="embed" xlink:actuate="onLoad">
          <text:p/>
        </draw:image>
      </draw:frame>
      <draw:frame draw:name="Grafik 16" draw:style-name="Mgr4" draw:text-style-name="MP4" draw:layer="backgroundobjects" svg:width="7.888cm" svg:height="1.864cm" svg:x="0.512cm" svg:y="0.873cm">
        <draw:image xlink:href="Pictures/10000000000002AB000000A135825F8E.png" xlink:type="simple" xlink:show="embed" xlink:actuate="onLoad">
          <text:p/>
        </draw:image>
      </draw:frame>
      <draw:frame draw:name="Grafik 11" draw:style-name="Mgr4" draw:text-style-name="MP4" draw:layer="backgroundobjects" svg:width="2.848cm" svg:height="1.573cm" svg:x="1.279cm" svg:y="16.197cm">
        <draw:image xlink:href="Pictures/10000201000000F7000000888A3B8851.png" xlink:type="simple" xlink:show="embed" xlink:actuate="onLoad">
          <text:p/>
        </draw:image>
      </draw:frame>
      <draw:frame draw:name="Grafik 14" draw:style-name="Mgr4" draw:text-style-name="MP4" draw:layer="backgroundobjects" svg:width="3.099cm" svg:height="1.256cm" svg:x="8.017cm" svg:y="16.237cm">
        <draw:image xlink:href="Pictures/100002010000010D0000006D0B847102.png" xlink:type="simple" xlink:show="embed" xlink:actuate="onLoad">
          <text:p/>
        </draw:image>
      </draw:frame>
      <draw:frame draw:name="Grafik 13" draw:style-name="Mgr4" draw:text-style-name="MP4" draw:layer="backgroundobjects" svg:width="3.571cm" svg:height="1.578cm" svg:x="4.445cm" svg:y="16.17cm">
        <draw:image xlink:href="Pictures/100000000000013500000089E15E7905.png" xlink:type="simple" xlink:show="embed" xlink:actuate="onLoad">
          <text:p/>
        </draw:image>
      </draw:frame>
      <draw:custom-shape draw:name="Rectangle 2" draw:style-name="Mgr6" draw:text-style-name="MP3" draw:layer="backgroundobjects" svg:width="26.612cm" svg:height="3.302cm" svg:x="0.37cm" svg:y="12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7" draw:text-style-name="MP3" draw:layer="backgroundobjects" svg:x1="18.159cm" svg:y1="17.85cm" svg:x2="27.516cm" svg:y2="17.85cm">
        <text:p/>
      </draw:line>
      <draw:line draw:name="Line 4" draw:style-name="Mgr7" draw:text-style-name="MP3" draw:layer="backgroundobjects" svg:x1="18.159cm" svg:y1="17.047cm" svg:x2="27.516cm" svg:y2="17.047cm">
        <text:p/>
      </draw:line>
      <draw:line draw:name="Line 5" draw:style-name="Mgr7" draw:text-style-name="MP3" draw:layer="backgroundobjects" svg:x1="18.159cm" svg:y1="16.249cm" svg:x2="27.516cm" svg:y2="16.249cm">
        <text:p/>
      </draw:line>
      <draw:line draw:name="Line 6" draw:style-name="Mgr7" draw:text-style-name="MP3" draw:layer="backgroundobjects" svg:x1="18.159cm" svg:y1="15.447cm" svg:x2="27.516cm" svg:y2="15.447cm">
        <text:p/>
      </draw:line>
      <draw:custom-shape draw:name="OEBox" draw:style-name="Mgr8" draw:text-style-name="MP3" draw:layer="backgroundobjects" svg:width="9.356cm" svg:height="0.599cm" svg:x="18.159cm" svg:y="17.127cm">
        <text:p text:style-name="MP6"><text:span text:style-name="MT3">Paris-St Ouen Dec 9-11, 20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ferentbox" draw:style-name="Mgr8" draw:text-style-name="MP3" draw:layer="backgroundobjects" svg:width="9.352cm" svg:height="0.599cm" svg:x="18.159cm" svg:y="16.325cm">
        <text:p text:style-name="MP6"><text:span text:style-name="MT3">Véronique Gontier (All4tec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irmaBox" draw:style-name="Mgr8" draw:text-style-name="MP3" draw:layer="backgroundobjects" svg:width="9.356cm" svg:height="0.599cm" svg:x="18.159cm" svg:y="15.527cm">
        <text:p text:style-name="MP6"><text:span text:style-name="MT3">openETCS@ITEA2 Proj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4" draw:layer="backgroundobjects" svg:width="4.29cm" svg:height="5.233cm" svg:x="17.211cm" svg:y="3.387cm">
        <draw:image xlink:href="Pictures/10000000000000A3000000C26D5C004E.jpg" xlink:type="simple" xlink:show="embed" xlink:actuate="onLoad">
          <text:p/>
        </draw:image>
      </draw:frame>
      <draw:frame draw:name="Picture 12" draw:style-name="Mgr4" draw:text-style-name="MP4" draw:layer="backgroundobjects" svg:width="6.014cm" svg:height="5.229cm" svg:x="21.497cm" svg:y="3.387cm">
        <draw:image xlink:href="Pictures/10000000000000E2000000C57734C6C8.jpg" xlink:type="simple" xlink:show="embed" xlink:actuate="onLoad">
          <text:p/>
        </draw:image>
      </draw:frame>
      <draw:frame draw:name="Picture 13" draw:style-name="Mgr4" draw:text-style-name="MP4" draw:layer="backgroundobjects" svg:width="12.426cm" svg:height="5.229cm" svg:x="4.842cm" svg:y="3.387cm">
        <draw:image xlink:href="Pictures/10000000000001730000009C76306B99.jpg" xlink:type="simple" xlink:show="embed" xlink:actuate="onLoad">
          <text:p/>
        </draw:image>
      </draw:frame>
      <draw:frame draw:name="Picture 14" draw:style-name="Mgr4" draw:text-style-name="MP4" draw:layer="backgroundobjects" svg:width="4.973cm" svg:height="5.229cm" svg:x="0cm" svg:y="3.387cm">
        <draw:image xlink:href="Pictures/10000000000000B8000000C210A3DFD8.jpg" xlink:type="simple" xlink:show="embed" xlink:actuate="onLoad">
          <text:p/>
        </draw:image>
      </draw:frame>
      <draw:custom-shape draw:name="Textfeld 1" draw:style-name="Mgr9" draw:text-style-name="MP3" draw:layer="backgroundobjects" svg:width="2.799cm" svg:height="0.674cm" svg:x="1.058cm" svg:y="15.363cm">
        <text:p text:style-name="MP7"><text:span text:style-name="MT4">supported by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WordArt 14" draw:style-name="Mgr5" draw:text-style-name="MP3" draw:layer="backgroundobjects" svg:width="5.458cm" svg:height="1.551cm" svg:x="21.524cm" svg:y="0.926cm">
        <text:p text:style-name="MP5"><text:span text:style-name="MT2">openETCS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3" draw:text-style-name="MP3" draw:layer="backgroundobjects" svg:width="27.516cm" svg:height="0.4cm" svg:x="0cm" svg:y="2.999cm">
        <text:p text:style-name="MP6"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3" draw:text-style-name="MP3" draw:layer="backgroundobjects" svg:width="27.516cm" svg:height="0.4cm" svg:x="-0.013cm" svg:y="8.612cm">
        <text:p text:style-name="MP6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4" draw:text-style-name="MP4" draw:layer="backgroundobjects" svg:width="5.441cm" svg:height="1.388cm" svg:x="11.399cm" svg:y="16.17cm">
        <draw:image xlink:href="Pictures/10000201000001D7000000781F74E9F2.png" xlink:type="simple" xlink:show="embed" xlink:actuate="onLoad">
          <text:p/>
        </draw:image>
      </draw:frame>
      <draw:frame draw:name="Rectangle 17" presentation:style-name="Mpr1" draw:text-style-name="MP3" draw:layer="backgroundobjects" svg:width="26.404cm" svg:height="3.74cm" svg:x="0.556cm" svg:y="10.16cm" presentation:class="title" presentation:user-transformed="true">
        <draw:text-box>
          <text:p text:style-name="MP8"><text:span text:style-name="MT5">Cliquez pour éditer le format du texte-titreopenETCS@ERTMS Kernteam</text:span></text:p>
        </draw:text-box>
      </draw:frame>
      <draw:frame presentation:style-name="Titelfolie-outline1" draw:layer="backgroundobjects" svg:width="24.764cm" svg:height="11.047cm" svg:x="1.375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5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13" draw:style-name="Mgr3" draw:text-style-name="MP3" draw:layer="backgroundobjects" svg:width="27.516cm" svg:height="0.4cm" svg:x="0cm" svg:y="2.924cm">
        <text:p text:style-name="MP6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4" draw:layer="backgroundobjects" svg:width="1.706cm" svg:height="0.846cm" svg:x="25.268cm" svg:y="17.881cm">
        <draw:image xlink:href="Pictures/100002010000004100000020B1E0FF3E.png" xlink:type="simple" xlink:show="embed" xlink:actuate="onLoad">
          <text:p/>
        </draw:image>
      </draw:frame>
      <draw:custom-shape draw:name="WordArt 14" draw:style-name="Mgr5" draw:text-style-name="MP3" draw:layer="backgroundobjects" svg:width="3.955cm" svg:height="1cm" svg:x="23.244cm" svg:y="1.557cm">
        <text:p text:style-name="MP5"><text:span text:style-name="MT2">openETCS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4" draw:text-style-name="MP4" draw:layer="backgroundobjects" svg:width="4.682cm" svg:height="0.819cm" svg:x="22.834cm" svg:y="0.366cm">
        <draw:image xlink:href="Pictures/1000000000000195000000478591C978.png" xlink:type="simple" xlink:show="embed" xlink:actuate="onLoad">
          <text:p/>
        </draw:image>
      </draw:frame>
      <draw:frame draw:name="Titel 1" presentation:style-name="Mpr4" draw:text-style-name="MP3" draw:layer="backgroundobjects" svg:width="22.145cm" svg:height="1.798cm" svg:x="0.556cm" svg:y="0.736cm" presentation:class="title" presentation:user-transformed="true">
        <draw:text-box>
          <text:p text:style-name="MP9"><text:span text:style-name="MT5">Cliquez pour éditer le format du texte-titreClick to edit Master title style</text:span></text:p>
        </draw:text-box>
      </draw:frame>
      <draw:frame draw:name="Inhaltsplatzhalter 2" presentation:style-name="Mpr5" draw:text-style-name="MP3" draw:layer="backgroundobjects" svg:width="26.404cm" svg:height="13.499cm" svg:x="0.556cm" svg:y="4.326cm" presentation:class="outline" presentation:user-transformed="true">
        <draw:text-box>
          <text:list text:style-name="ML3">
            <text:list-item>
              <text:p text:style-name="MP10"><text:span text:style-name="MT6">Cliquez pour éditer le format du plan de texte</text:span></text:p>
              <text:list>
                <text:list-item>
                  <text:p text:style-name="MP10"><text:span text:style-name="MT6">Second niveau de plan</text:span></text:p>
                  <text:list>
                    <text:list-item>
                      <text:p text:style-name="MP10"><text:span text:style-name="MT6">Troisième niveau de plan</text:span></text:p>
                      <text:list>
                        <text:list-item>
                          <text:p text:style-name="MP10"><text:span text:style-name="MT6">Quatrième niveau de plan</text:span></text:p>
                          <text:list>
                            <text:list-item>
                              <text:p text:style-name="MP10"><text:span text:style-name="MT6">Cinquième niveau de plan</text:span></text:p>
                              <text:list>
                                <text:list-item>
                                  <text:p text:style-name="MP10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6">Septième niveau de planClick to edit Master text styles</text:span></text:p>
          <text:list text:style-name="ML4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2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6" draw:text-style-name="MP14" draw:layer="backgroundobjects" svg:width="5.291cm" svg:height="0.259cm" svg:x="11.113cm" svg:y="18.591cm" presentation:class="page-number" presentation:user-transformed="true">
        <draw:text-box>
          <text:p text:style-name="MP13"><text:span text:style-name="MT11"><text:page-number>&lt;numéro&gt;</text:page-number></text:span></text:p>
        </draw:text-box>
      </draw:frame>
      <draw:frame draw:name="Rectangle 5" presentation:style-name="Mpr6" draw:text-style-name="MP14" draw:layer="backgroundobjects" svg:width="10.3cm" svg:height="0.259cm" svg:x="0.556cm" svg:y="18.591cm" presentation:class="footer" presentation:user-transformed="true">
        <draw:text-box>
          <text:p text:style-name="MP13"><text:span text:style-name="MT12">openETCS@ITEA2, openETCS Open License Terms apply, </text:span><text:span text:style-name="MT12"><text:date style:data-style-name="D1" text:date-value="2014-12-12">12/12/2014</text:date></text:span></text:p>
        </draw:text-box>
      </draw:frame>
      <presentation:notes style:page-layout-name="PM2">
        <draw:page-thumbnail presentation:style-name="Titel_20_und_20_Inhalt-title" draw:layer="backgroundobjects" svg:width="15.396cm" svg:height="10.659cm" svg:x="2.161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draw:custom-shape draw:name="Rectangle 13" draw:style-name="Mgr3" draw:text-style-name="MP3" draw:layer="backgroundobjects" svg:width="27.516cm" svg:height="0.4cm" svg:x="0cm" svg:y="2.924cm">
        <text:p text:style-name="MP6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4" draw:layer="backgroundobjects" svg:width="1.706cm" svg:height="0.846cm" svg:x="25.268cm" svg:y="17.881cm">
        <draw:image xlink:href="Pictures/100002010000004100000020B1E0FF3E.png" xlink:type="simple" xlink:show="embed" xlink:actuate="onLoad">
          <text:p/>
        </draw:image>
      </draw:frame>
      <draw:custom-shape draw:name="WordArt 14" draw:style-name="Mgr5" draw:text-style-name="MP3" draw:layer="backgroundobjects" svg:width="3.955cm" svg:height="1cm" svg:x="23.244cm" svg:y="1.557cm">
        <text:p text:style-name="MP5"><text:span text:style-name="MT2">openETCS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4" draw:text-style-name="MP4" draw:layer="backgroundobjects" svg:width="4.682cm" svg:height="0.819cm" svg:x="22.834cm" svg:y="0.366cm">
        <draw:image xlink:href="Pictures/1000000000000195000000478591C978.png" xlink:type="simple" xlink:show="embed" xlink:actuate="onLoad">
          <text:p/>
        </draw:image>
      </draw:frame>
      <draw:frame draw:name="Titel 1" presentation:style-name="Mpr9" draw:text-style-name="MP3" draw:layer="backgroundobjects" svg:width="22.145cm" svg:height="1.798cm" svg:x="0.556cm" svg:y="0.736cm" presentation:class="title" presentation:user-transformed="true">
        <draw:text-box>
          <text:p text:style-name="MP9"><text:span text:style-name="MT5">Cliquez pour éditer le format du texte-titreClick to edit Master title style</text:span></text:p>
        </draw:text-box>
      </draw:frame>
      <draw:frame draw:name="Rectangle 4" presentation:style-name="Mpr10" draw:text-style-name="MP14" draw:layer="backgroundobjects" svg:width="5.291cm" svg:height="0.259cm" svg:x="11.113cm" svg:y="18.591cm" presentation:class="page-number" presentation:user-transformed="true">
        <draw:text-box>
          <text:p text:style-name="MP13"><text:span text:style-name="MT11"><text:page-number>&lt;numéro&gt;</text:page-number></text:span></text:p>
        </draw:text-box>
      </draw:frame>
      <draw:frame draw:name="Rectangle 5" presentation:style-name="Mpr10" draw:text-style-name="MP14" draw:layer="backgroundobjects" svg:width="10.3cm" svg:height="0.259cm" svg:x="0.556cm" svg:y="18.591cm" presentation:class="footer" presentation:user-transformed="true">
        <draw:text-box>
          <text:p text:style-name="MP13"><text:span text:style-name="MT12">openETCS@ITEA2, openETCS Open License Terms apply, </text:span><text:span text:style-name="MT12"><text:date style:data-style-name="D1" text:date-value="2014-12-12">12/12/2014</text:date></text:span></text:p>
        </draw:text-box>
      </draw:frame>
      <draw:frame presentation:style-name="Nur_20_Titel-outline1" draw:layer="backgroundobjects" svg:width="24.764cm" svg:height="11.047cm" svg:x="1.375cm" svg:y="4.457cm" presentation:class="outline" presentation:placeholder="true">
        <draw:text-box/>
      </draw:frame>
      <presentation:notes style:page-layout-name="PM2">
        <draw:page-thumbnail presentation:style-name="Nur_20_Titel-title" draw:layer="backgroundobjects" svg:width="15.396cm" svg:height="10.659cm" svg:x="2.161cm" svg:y="2.16cm" presentation:class="page"/>
        <draw:frame presentation:style-name="Nur_20_Titel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eer" style:page-layout-name="PM1" draw:style-name="Mdp1">
      <draw:custom-shape draw:name="Rectangle 13" draw:style-name="Mgr3" draw:text-style-name="MP3" draw:layer="backgroundobjects" svg:width="27.516cm" svg:height="0.4cm" svg:x="0cm" svg:y="2.924cm">
        <text:p text:style-name="MP6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4" draw:layer="backgroundobjects" svg:width="1.706cm" svg:height="0.846cm" svg:x="25.268cm" svg:y="17.881cm">
        <draw:image xlink:href="Pictures/100002010000004100000020B1E0FF3E.png" xlink:type="simple" xlink:show="embed" xlink:actuate="onLoad">
          <text:p/>
        </draw:image>
      </draw:frame>
      <draw:custom-shape draw:name="WordArt 14" draw:style-name="Mgr5" draw:text-style-name="MP3" draw:layer="backgroundobjects" svg:width="3.955cm" svg:height="1cm" svg:x="23.244cm" svg:y="1.557cm">
        <text:p text:style-name="MP5"><text:span text:style-name="MT2">openETCS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4" draw:text-style-name="MP4" draw:layer="backgroundobjects" svg:width="4.682cm" svg:height="0.819cm" svg:x="22.834cm" svg:y="0.366cm">
        <draw:image xlink:href="Pictures/1000000000000195000000478591C978.png" xlink:type="simple" xlink:show="embed" xlink:actuate="onLoad">
          <text:p/>
        </draw:image>
      </draw:frame>
      <draw:frame draw:name="Rectangle 4" presentation:style-name="Mpr13" draw:text-style-name="MP14" draw:layer="backgroundobjects" svg:width="5.291cm" svg:height="0.259cm" svg:x="11.113cm" svg:y="18.591cm" presentation:class="page-number" presentation:user-transformed="true">
        <draw:text-box>
          <text:p text:style-name="MP13"><text:span text:style-name="MT11"><text:page-number>&lt;numéro&gt;</text:page-number></text:span></text:p>
        </draw:text-box>
      </draw:frame>
      <draw:frame draw:name="Rectangle 5" presentation:style-name="Mpr13" draw:text-style-name="MP14" draw:layer="backgroundobjects" svg:width="10.3cm" svg:height="0.259cm" svg:x="0.556cm" svg:y="18.591cm" presentation:class="footer" presentation:user-transformed="true">
        <draw:text-box>
          <text:p text:style-name="MP13"><text:span text:style-name="MT12">openETCS@ITEA2, openETCS Open License Terms apply, </text:span><text:span text:style-name="MT12"><text:date style:data-style-name="D1" text:date-value="2014-12-12">12/12/2014</text:date></text:span></text:p>
        </draw:text-box>
      </draw:frame>
      <draw:frame presentation:style-name="Leer-title" draw:layer="backgroundobjects" svg:width="24.764cm" svg:height="3.18cm" svg:x="1.375cm" svg:y="0.76cm" presentation:class="title" presentation:placeholder="true">
        <draw:text-box/>
      </draw:frame>
      <draw:frame presentation:style-name="Leer-outline1" draw:layer="backgroundobjects" svg:width="24.764cm" svg:height="11.047cm" svg:x="1.375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5.396cm" svg:height="10.659cm" svg:x="2.161cm" svg:y="2.16cm" presentation:class="page"/>
        <draw:frame presentation:style-name="Leer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12T16:09:53.778943774</dc:date>
    <meta:generator>LibreOffice/4.1.3.2$Linux_x86 LibreOffice_project/410m0$Build-2</meta:generator>
    <meta:editing-duration>PT6H26M32S</meta:editing-duration>
    <meta:editing-cycles>13</meta:editing-cycles>
    <meta:document-statistic meta:object-count="110"/>
  </office:meta>
</office:document-meta>
</file>